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ed843"/>
    </style:style>
    <style:style style:name="P2" style:family="paragraph" style:parent-style-name="Standard">
      <style:text-properties officeooo:paragraph-rsid="00108860"/>
    </style:style>
    <style:style style:name="P3" style:family="paragraph" style:parent-style-name="Standard">
      <style:text-properties officeooo:paragraph-rsid="00109c8d"/>
    </style:style>
    <style:style style:name="P4" style:family="paragraph" style:parent-style-name="Standard">
      <style:text-properties officeooo:paragraph-rsid="00110e55"/>
    </style:style>
    <style:style style:name="P5" style:family="paragraph" style:parent-style-name="Standard">
      <style:text-properties officeooo:paragraph-rsid="001141d3"/>
    </style:style>
    <style:style style:name="P6" style:family="paragraph" style:parent-style-name="Standard">
      <style:text-properties officeooo:paragraph-rsid="0011c563"/>
    </style:style>
    <style:style style:name="P7" style:family="paragraph" style:parent-style-name="Standard">
      <style:text-properties officeooo:paragraph-rsid="00139c29"/>
    </style:style>
    <style:style style:name="P8" style:family="paragraph" style:parent-style-name="Standard">
      <style:text-properties officeooo:paragraph-rsid="0015e133"/>
    </style:style>
    <style:style style:name="P9" style:family="paragraph" style:parent-style-name="Standard">
      <style:text-properties officeooo:paragraph-rsid="0016c0e6"/>
    </style:style>
    <style:style style:name="P10" style:family="paragraph" style:parent-style-name="Standard">
      <style:text-properties officeooo:paragraph-rsid="001772d7"/>
    </style:style>
    <style:style style:name="P11" style:family="paragraph" style:parent-style-name="Standard">
      <style:text-properties officeooo:paragraph-rsid="0018c826"/>
    </style:style>
    <style:style style:name="P12" style:family="paragraph" style:parent-style-name="Standard">
      <style:text-properties officeooo:paragraph-rsid="001a802f"/>
    </style:style>
    <style:style style:name="P13" style:family="paragraph" style:parent-style-name="Standard">
      <style:text-properties officeooo:paragraph-rsid="001ccc52"/>
    </style:style>
    <style:style style:name="P14" style:family="paragraph" style:parent-style-name="Standard">
      <style:text-properties officeooo:paragraph-rsid="001e3c9c"/>
    </style:style>
    <style:style style:name="P15" style:family="paragraph" style:parent-style-name="Standard">
      <style:paragraph-properties fo:text-align="center" style:justify-single-word="false"/>
      <style:text-properties fo:font-size="18pt" fo:font-weight="bold" officeooo:paragraph-rsid="000ed843" style:font-size-asian="18pt" style:font-weight-asian="bold" style:font-size-complex="18pt" style:font-weight-complex="bold"/>
    </style:style>
    <style:style style:name="P16" style:family="paragraph" style:parent-style-name="Standard">
      <style:text-properties officeooo:paragraph-rsid="00201d22"/>
    </style:style>
    <style:style style:name="T1" style:family="text">
      <style:text-properties officeooo:rsid="000ed843"/>
    </style:style>
    <style:style style:name="T2" style:family="text">
      <style:text-properties officeooo:rsid="00108860"/>
    </style:style>
    <style:style style:name="T3" style:family="text">
      <style:text-properties officeooo:rsid="00109c8d"/>
    </style:style>
    <style:style style:name="T4" style:family="text">
      <style:text-properties officeooo:rsid="00110e55"/>
    </style:style>
    <style:style style:name="T5" style:family="text">
      <style:text-properties officeooo:rsid="001141d3"/>
    </style:style>
    <style:style style:name="T6" style:family="text">
      <style:text-properties officeooo:rsid="0011c563"/>
    </style:style>
    <style:style style:name="T7" style:family="text">
      <style:text-properties officeooo:rsid="00139c29"/>
    </style:style>
    <style:style style:name="T8" style:family="text">
      <style:text-properties officeooo:rsid="00151506"/>
    </style:style>
    <style:style style:name="T9" style:family="text">
      <style:text-properties officeooo:rsid="0015e133"/>
    </style:style>
    <style:style style:name="T10" style:family="text">
      <style:text-properties officeooo:rsid="001772d7"/>
    </style:style>
    <style:style style:name="T11" style:family="text">
      <style:text-properties officeooo:rsid="0018c826"/>
    </style:style>
    <style:style style:name="T12" style:family="text">
      <style:text-properties officeooo:rsid="001a802f"/>
    </style:style>
    <style:style style:name="T13" style:family="text">
      <style:text-properties officeooo:rsid="001ccc52"/>
    </style:style>
    <style:style style:name="T14" style:family="text">
      <style:text-properties officeooo:rsid="001d1799"/>
    </style:style>
    <style:style style:name="T15" style:family="text">
      <style:text-properties officeooo:rsid="001e3c9c"/>
    </style:style>
    <style:style style:name="T16" style:family="text">
      <style:text-properties officeooo:rsid="00201d22"/>
    </style:style>
    <style:style style:name="T17" style:family="text">
      <style:text-properties fo:font-size="14pt" officeooo:rsid="00201d22" style:font-size-asian="14pt" style:font-size-complex="14pt"/>
    </style:style>
    <style:style style:name="T18" style:family="text">
      <style:text-properties fo:font-size="14pt" officeooo:rsid="00108860" style:font-size-asian="14pt" style:font-size-complex="14pt"/>
    </style:style>
    <style:style style:name="T19" style:family="text">
      <style:text-properties fo:font-size="14pt" fo:font-style="italic" officeooo:rsid="00201d22" style:font-size-asian="14pt" style:font-style-asian="italic" style:font-size-complex="14pt" style:font-style-complex="italic"/>
    </style:style>
    <style:style style:name="T20" style:family="text">
      <style:text-properties fo:font-size="14pt" fo:font-style="italic" officeooo:rsid="00108860"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sting Import Edited Source Text feature</text:span></text:p>
      <text:p text:style-name="P15"><text:span text:style-name="T1"/></text:p>
      <text:p text:style-name="P1"><text:span text:style-name="T1">For these tests you need a project with name "Boko to Busa adaptations". Data for these tests comes from a real language project in Africa, Busa adapting done from Boko source text for the book of Jonah. Because the possible variations are thousands, I've distilled it down to aabout 6 tests <text:s/>which combine several things in each test.</text:span></text:p>
      <text:p text:style-name="P1"><text:span text:style-name="T1"/></text:p>
      <text:p text:style-name="P1"><text:span text:style-name="T1">An almost empty Boko to Busa adaptations project is provided. It has a large KB (the real one) but the tests all would work equally well with an empty KB. It also has basic and project config files from my machine. Run the empty project and resave it, to make the config files "yours" before doing any tests.</text:span></text:p>
      <text:p text:style-name="P1"><text:span text:style-name="T1"/></text:p>
      <text:p text:style-name="P3"><text:span text:style-name="T3">I've provided the Boko to Busa adaptations project with no adaptation documents in the Adaptations folder, but with the full complement of the source text files to be used for testing in the _SOURCE_OUTPUTS folder already. Copies of them are also in the "Source Text Edited Files for Importing from _SOURCE_OUTPUTS" folder.</text:span></text:p>
      <text:p text:style-name="P1"><text:span text:style-name="T1"/></text:p>
      <text:p text:style-name="P2"><text:span text:style-name="T2">The appropriate place to </text:span><text:span text:style-name="T3">store (for use in the tests)</text:span><text:span text:style-name="T2"> the source text (edited) file or files is in the project's _SOURCE_OUTPUTS folder</text:span><text:span text:style-name="T3">. This is because </text:span><text:span text:style-name="T2">this is where a source text export would normally be stored, prior to edits being made</text:span><text:span text:style-name="T3">; and so is the likely place an edited exported source text file would be stored ready for re-importing to the document</text:span><text:span text:style-name="T2">.</text:span></text:p>
      <text:p text:style-name="P2"><text:span text:style-name="T2"/></text:p>
      <text:p text:style-name="P16"><text:span text:style-name="T3">Use a </text:span><text:span text:style-name="T19">COPY</text:span><text:span text:style-name="T20"> </text:span><text:span text:style-name="T2">of the appropriate edited source text file in _SOURCE_OUTPUTS, and a </text:span><text:span text:style-name="T3"><text:s/></text:span><text:span text:style-name="T19">COPY</text:span><text:span text:style-name="T20"> </text:span><text:span text:style-name="T2"><text:s/>of the particular document to be used for that test in the project's Adaptations folder, then make the test. </text:span><text:span text:style-name="T3">Then you won't destroy your </text:span><text:span text:style-name="T16">original</text:span><text:span text:style-name="T3"> data for making later tests or variations of the test</text:span><text:span text:style-name="T16">s on the same files</text:span><text:span text:style-name="T2">.</text:span></text:p>
      <text:p text:style-name="P2"><text:span text:style-name="T2"/></text:p>
      <text:p text:style-name="P2"><text:span text:style-name="T2">This document gives a suggested testing regime. It's been tested and all tests passed without any code needing to be changed.</text:span></text:p>
      <text:p text:style-name="P2"><text:span text:style-name="T2"/></text:p>
      <text:p text:style-name="P2"><text:span text:style-name="T2">If you want to be creative, you can clone off of any of these files and documents to make new tests.</text:span></text:p>
      <text:p text:style-name="P2"><text:span text:style-name="T2"/></text:p>
      <text:p text:style-name="P4"><text:span text:style-name="T4">Use only the Unicode version of Adapt It for these tests. The Boko and Busa languages have tone and nasalization, therefore the font has many diacritics, special characters, and some of the diacritcs are stacked.</text:span></text:p>
      <text:p text:style-name="P2"><text:span text:style-name="T2"/></text:p>
      <text:p text:style-name="P2"><text:span text:style-name="T2">======================================================================</text:span></text:p>
      <text:p text:style-name="P2"><text:span text:style-name="T2"/></text:p>
      <text:p text:style-name="P5"><text:span text:style-name="T5">Test 1:</text:span></text:p>
      <text:p text:style-name="P5"><text:span text:style-name="T5">Document file: <text:s/>BusaJonah_no_chmkrs_1to7versemkrs_only.xml</text:span></text:p>
      <text:p text:style-name="P5"><text:span text:style-name="T5">Edited src text file: BusaJonah_srctext_with_chapter_and_verse_mkrs.txt</text:span></text:p>
      <text:p text:style-name="P5"><text:span text:style-name="T5"/></text:p>
      <text:p text:style-name="P5"><text:span text:style-name="T5">The test: starts with all of Jonah adapted, but also there are no chapter markers yet, and chapter one material does have verse markers in correct places for the first seven markers. So \v 1 ... <text:s/>\v 2 .... etc.</text:span></text:p>
      <text:p text:style-name="P5"><text:span text:style-name="T5">The imported text has full chapter and verse markup, and \q \s and other markers. The import should not remove any adaptations, but just merge in the correct USFM markup. (Note, not every word in the data is adapted, but most are.)</text:span><text:span text:style-name="T6"> The test verifies that markup added after adapting the data has been fully or partially completed does not loose any of the adaptations.</text:span></text:p>
      <text:p text:style-name="P5"><text:span text:style-name="T5">=======================================================================</text:span></text:p>
      <text:p text:style-name="P5"><text:span text:style-name="T5"/></text:p>
      <text:p text:style-name="P6"><text:span text:style-name="T5">Test 2:</text:span></text:p>
      <text:p text:style-name="P6"><text:soft-page-break/><text:span text:style-name="T5">Document file: <text:s/>BusaJonah_</text:span><text:span text:style-name="T6">with_chmkrs_and_versemkrs</text:span><text:span text:style-name="T5">.xml</text:span></text:p>
      <text:p text:style-name="P6"><text:span text:style-name="T5">Edited src text file: BusaJonah_srctext_with_</text:span><text:span text:style-name="T6">English_edits_and_extra_verses_at_end</text:span><text:span text:style-name="T5">.txt</text:span></text:p>
      <text:p text:style-name="P6"><text:span text:style-name="T5"/></text:p>
      <text:p text:style-name="P6"><text:span text:style-name="T6">The test: starts with all of Jonah adapted and with USFM markup (it's actually the saved result of Test 1), and in the edited src text file, English edits (which language is used for the edits doesn't matter) have been made at 1:7, and part of 2:2 and 2:3. Also, about a half dozen verses (in English, from Obadiah) were added at the end. The test verifies that changed parts of the original document lose their adaptations, and that the addition of extra USFM marked up material at the end of the document works properly.</text:span></text:p>
      <text:p text:style-name="P6"><text:span text:style-name="T6"/></text:p>
      <text:p text:style-name="P6"><text:span text:style-name="T6">Other tests </text:span><text:span text:style-name="T14">to</text:span><text:span text:style-name="T6"> be done</text:span><text:span text:style-name="T7"> here</text:span><text:span text:style-name="T8">, using the same original documen</text:span><text:span text:style-name="T14">t.</text:span><text:span text:style-name="T6"> (They </text:span><text:span text:style-name="T14">succeeded</text:span><text:span text:style-name="T6">.</text:span><text:span text:style-name="T14"> Do them if you want to verify they work as explained below.</text:span><text:span text:style-name="T6">)</text:span></text:p>
      <text:p text:style-name="P6"><text:span text:style-name="T6"/></text:p>
      <text:p text:style-name="P6"><text:span text:style-name="T6">a) In the edited source text file, turn a few verses into a bridge verse (but do not change the words or punctuation); (this should preserve words and punctuation, but reproduce the verse bridge)</text:span></text:p>
      <text:p text:style-name="P9"><text:span text:style-name="T8">Use edited src text file: BusaJonah_srctext_with_chapter_bridged_vers</text:span><text:span text:style-name="T9">es11-13.txt</text:span></text:p>
      <text:p text:style-name="P8"><text:span text:style-name="T9"/></text:p>
      <text:p text:style-name="P6"><text:span text:style-name="T6">b) Same as a, but vary the punctuation too; (this should preserve words, but reproduce the punctuation changes)</text:span></text:p>
      <text:p text:style-name="P8"><text:span text:style-name="T8">Use edited src text file: </text:span></text:p>
      <text:p text:style-name="P9"><text:span text:style-name="T8">BusaJonah_srctext_with_chapter_bridged_vers</text:span><text:span text:style-name="T9">es11-13_and_punctuation_changes.txt</text:span></text:p>
      <text:p text:style-name="P13"><text:span text:style-name="T13">Look for: . becomes ? after beeo in verses 1:11-13; 1:5 lacks three commas, and the final . becomes ! (The punctuation changes are not reflected in the adaptations, that's up to the user to do manually if it's required, after the import is done.</text:span><text:span text:style-name="T14"> While punctuation in both source and target lines typically is the same, the adaptation process allows for it to be different, and so we don't assume it necessarily is going to be the same and we let the user do any needed edits manually later. This feature could be changed if requested, but it is not trivial to do so.</text:span><text:span text:style-name="T13">)</text:span></text:p>
      <text:p text:style-name="P9"><text:span text:style-name="T6"/></text:p>
      <text:p text:style-name="P6"><text:span text:style-name="T6">c) Same as a) but change some of the source text words as well; (this should lose adaptations for the source text words which were edited to have different spelling, or were added, or removed).</text:span></text:p>
      <text:p text:style-name="P9"><text:span text:style-name="T8">Use edited src text file: </text:span></text:p>
      <text:p text:style-name="P9"><text:span text:style-name="T8">BusaJonah_srctext_with_chapter_bridged_vers</text:span><text:span text:style-name="T9">es11-13_and_punctuation_changes_and_word_changes.txt</text:span></text:p>
      <text:p text:style-name="P14"><text:span text:style-name="T15">Look for: 1:4 has two inserted English words "two words" (without the doublequotes); 1:6 has word changed to be spelled as English "willing" (without the doublequotes); verse 7 has a Boko word <text:s/>aa removed.</text:span></text:p>
      <text:p text:style-name="P9"><text:span text:style-name="T7">=======================================================================</text:span></text:p>
      <text:p text:style-name="P7"><text:span text:style-name="T7"/></text:p>
      <text:p text:style-name="P10"><text:span text:style-name="T10">Test 3:</text:span></text:p>
      <text:p text:style-name="P10"><text:span text:style-name="T5">Document file: <text:s/>BusaJonah_</text:span><text:span text:style-name="T6">with_</text:span><text:span text:style-name="T10">big_intro_added_and_verses_at_end_removed</text:span><text:span text:style-name="T5">.xml</text:span></text:p>
      <text:p text:style-name="P11"><text:span text:style-name="T5">Edited src text file: BusaJonah_srctext_</text:span><text:span text:style-name="T10">adding_introduction_to_start_removing_verses</text:span><text:span text:style-name="T6">_at_end</text:span><text:span text:style-name="T5">.txt</text:span></text:p>
      <text:p text:style-name="P11"><text:span text:style-name="T5"/></text:p>
      <text:p text:style-name="P10"><text:span text:style-name="T6">The test: starts with all of Jonah adapted and with USFM markup (it's actually the saved result of Test 1)</text:span><text:span text:style-name="T6"> and in the edited src text file,</text:span><text:span text:style-name="T10"> a large introduction section (with USFM introduction markers) is added before the \c of chapter 1; and the verses added at end of chapter 4 are not in the data to be input.</text:span><text:span text:style-name="T6"> The test verifies that </text:span><text:span text:style-name="T10">a large chunk added near the doc's start is added robustly, and verses removed from the end get removed robustly</text:span><text:span text:style-name="T6">.</text:span></text:p>
      <text:p text:style-name="P10"><text:span text:style-name="T6"/></text:p>
      <text:p text:style-name="P10"><text:span text:style-name="T10">And additional test that can be made here: (These tests have succeeded at a previous time.)</text:span></text:p>
      <text:p text:style-name="P10"><text:span text:style-name="T10">a) Remove all the USFM markup from the introduction material, but leave it in the same place and import. (This could be done to the document as changed above, or to the original </text:span><text:span text:style-name="T5">BusaJonah_</text:span><text:span text:style-name="T6">with_chmkrs_and_versemkrs</text:span><text:span text:style-name="T5">.xml</text:span><text:span text:style-name="T10"> document.) If the former is done, the USFM markup </text:span><text:soft-page-break/><text:span text:style-name="T10">in the introduction should disappear. If the latter is done, the introduction material should be added without markup, but preceding \c 1.</text:span></text:p>
      <text:p text:style-name="P10"><text:span text:style-name="T10">======================================================================</text:span></text:p>
      <text:p text:style-name="P10"><text:span text:style-name="T10"/></text:p>
      <text:p text:style-name="P10"><text:span text:style-name="T10">Test 4:</text:span></text:p>
      <text:p text:style-name="P10"><text:span text:style-name="T5">Document file: <text:s/>BusaJonah_</text:span><text:span text:style-name="T6">with_</text:span><text:span text:style-name="T11">big_intro_added_and_verses_at_end_removed</text:span><text:span text:style-name="T5">.xml</text:span></text:p>
      <text:p text:style-name="P11"><text:span text:style-name="T5">Edited src text file: BusaJonah_srctext_</text:span><text:span text:style-name="T10">mkrs_removed_to_end_ch_1</text:span><text:span text:style-name="T5">.txt</text:span></text:p>
      <text:p text:style-name="P11"><text:span text:style-name="T5"/></text:p>
      <text:p text:style-name="P10"><text:span text:style-name="T6">The test: starts with all of Jonah adapted and with USFM markup (it's actually the saved result of Test </text:span><text:span text:style-name="T11">3</text:span><text:span text:style-name="T6">) </text:span><text:span text:style-name="T11">plus the</text:span><text:span text:style-name="T10"> large </text:span><text:span text:style-name="T11">USFM marked up </text:span><text:span text:style-name="T10">introduction section</text:span><text:span text:style-name="T11"> added in Test 3, plus the extra verses at the end added in Test 2.</text:span><text:span text:style-name="T10"> </text:span><text:span text:style-name="T11">The test removes the extra markers and their content from the end of chapter 4; and it also removes all USFM markup from the file's beginning up to and including the end of chapter 1 -- including the \c 1 marker and chapter number. USFM markup after that is retained. This test verifies that markup can be removed without losing adaptations already made.</text:span></text:p>
      <text:p text:style-name="P11"><text:span text:style-name="T11">=======================================================================</text:span></text:p>
      <text:p text:style-name="P11"><text:span text:style-name="T11"/></text:p>
      <text:p text:style-name="P11"><text:span text:style-name="T10">Test </text:span><text:span text:style-name="T11">5</text:span><text:span text:style-name="T10">:</text:span></text:p>
      <text:p text:style-name="P11"><text:span text:style-name="T5">Document file: <text:s/>BusaJonah_</text:span><text:span text:style-name="T6">with_</text:span><text:span text:style-name="T11">big_intro_added_and_verses_at_end_removed</text:span><text:span text:style-name="T5">.xml</text:span></text:p>
      <text:p text:style-name="P11"><text:span text:style-name="T5">Edited src text file: BusaJonah_srctext_</text:span><text:span text:style-name="T11">all_</text:span><text:span text:style-name="T10">mkrs_removed_</text:span><text:span text:style-name="T11">no_extra_at_end.txt</text:span></text:p>
      <text:p text:style-name="P11"><text:span text:style-name="T5"/></text:p>
      <text:p text:style-name="P11"><text:span text:style-name="T6">The test starts with all of Jonah adapted and with USFM markup (it's actually the saved result of Test </text:span><text:span text:style-name="T11">3</text:span><text:span text:style-name="T6">) </text:span><text:span text:style-name="T11">plus the</text:span><text:span text:style-name="T10"> large </text:span><text:span text:style-name="T11">USFM marked up </text:span><text:span text:style-name="T10">introduction section</text:span><text:span text:style-name="T11"> added in Test 3, plus the extra verses at the end added in Test 2.</text:span><text:span text:style-name="T10"> </text:span><text:span text:style-name="T11">The test removes the extra markers and their content from the end of chapter 4; and it also removes all USFM markup from the file's beginning up to the file's end. This test verifies that markup can be removed entirely without losing adaptations already made.</text:span></text:p>
      <text:p text:style-name="P11"><text:span text:style-name="T11">=======================================================================</text:span></text:p>
      <text:p text:style-name="P11"><text:span text:style-name="T11"/></text:p>
      <text:p text:style-name="P12"><text:span text:style-name="T12">Test 6:</text:span></text:p>
      <text:p text:style-name="P12"><text:span text:style-name="T5">Document file: <text:s/>BusaJonah_</text:span><text:span text:style-name="T6">with_</text:span><text:span text:style-name="T12">chmkrs_and_versemkrs</text:span><text:span text:style-name="T5">.xml</text:span></text:p>
      <text:p text:style-name="P12"><text:span text:style-name="T5">Edited src text file: BusaJonah_srctext_</text:span><text:span text:style-name="T12">with_alternating_mkrs_and_no_mkrs_chunks</text:span><text:span text:style-name="T11">.txt</text:span></text:p>
      <text:p text:style-name="P12"><text:span text:style-name="T5"/></text:p>
      <text:p text:style-name="P12"><text:span text:style-name="T12">The test starts with all of Jonah USFM marked up, no introduction or additions to the end. The edited source text has some of the milestones removed at various places. This tests how well the milestones support works when not all milestones are present. (Milestones are here interpretted as \c and \v markers.)</text:span></text:p>
      <text:p text:style-name="P12"><text:span text:style-name="T12">In the table below, references on the left retain USFM milestone markup; and on the right the \c and \v markers, and their chapter and verse numbers, are removed. The test should result in a document that reflects the markup and non-marked up sections accurately, and not lose any adaptations.</text:span></text:p>
      <text:p text:style-name="P12"><text:span text:style-name="T12">Retaining Markup<text:tab/><text:tab/><text:tab/><text:tab/><text:tab/>Markup Removed</text:span></text:p>
      <text:p text:style-name="P12"><text:span text:style-name="T12">1:1-7<text:tab/><text:tab/><text:tab/><text:tab/><text:tab/><text:tab/><text:tab/>1:9-16</text:span></text:p>
      <text:p text:style-name="P12"><text:span text:style-name="T12">2:1-2<text:tab/><text:tab/><text:tab/><text:tab/><text:tab/><text:tab/><text:tab/>2:3-5</text:span></text:p>
      <text:p text:style-name="P12"><text:span text:style-name="T12">2:6-8<text:tab/><text:tab/><text:tab/><text:tab/><text:tab/><text:tab/><text:tab/>2:9</text:span></text:p>
      <text:p text:style-name="P12"><text:span text:style-name="T12">2:10<text:tab/><text:tab/><text:tab/><text:tab/><text:tab/><text:tab/><text:tab/>3:1-5</text:span></text:p>
      <text:p text:style-name="P12"><text:span text:style-name="T12">3:6-10<text:tab/><text:tab/><text:tab/><text:tab/><text:tab/><text:tab/><text:tab/>4:1-8</text:span></text:p>
      <text:p text:style-name="P12"><text:span text:style-name="T12">4:9-11<text:tab/><text:tab/><text:tab/><text:tab/><text:tab/><text:tab/><text:tab/></text:span></text:p>
      <text:p text:style-name="P12"><text:span text:style-name="T12">=======================================================================</text:span></text:p>
      <text:p text:style-name="P12"><text:span text:style-name="T12"/></text:p>
      <text:p text:style-name="P12"><text:span text:style-name="T12">Remainder:</text:span></text:p>
      <text:p text:style-name="P12"><text:span text:style-name="T12">Document file: BusaJonah_mkr_chunks_and_lacking_mkr_chunks.xml</text:span></text:p>
      <text:p text:style-name="P12"><text:span text:style-name="T12"/></text:p>
      <text:p text:style-name="P12"><text:span text:style-name="T12">This <text:s/>document file is provided as an "extra" - it is the saved result of Test 6. You may want to do things like vary the verses which retain \c and \v markup, and which don't, and check that the </text:span><text:soft-page-break/><text:span text:style-name="T12">variations are supported without loss of adaptations. (I've done this at previous times, successfully.)</text:span></text:p>
      <text:p text:style-name="P12"><text:span text:style-name="T12">=======================================================================</text:span></text:p>
      <text:p text:style-name="P6"><text:span text:style-name="T6"/></text:p>
      <text:p text:style-name="P6"><text:span text:style-name="T6"/></text:p>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1:08.08</meta:creation-date>
    <dc:date>2012-11-08T17:30:32.57</dc:date>
    <meta:editing-duration>PT2H23M23S</meta:editing-duration>
    <meta:editing-cycles>13</meta:editing-cycles>
    <meta:generator>LibreOffice/3.6$Windows_x86 LibreOffice_project/e29a214-2bbed72-0621de6-a97528c-8f066d</meta:generator>
    <meta:document-statistic meta:table-count="0" meta:image-count="0" meta:object-count="0" meta:page-count="4" meta:paragraph-count="66" meta:word-count="1440" meta:character-count="9523" meta:non-whitespace-character-count="8094"/>
  </office:meta>
</office:document-meta>
</file>